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fill-color="#0099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6b2394" draw:textarea-horizontal-align="center" draw:textarea-vertical-align="middle"/>
    </style:style>
    <style:style style:name="gr3" style:family="graphic" style:parent-style-name="standard">
      <style:graphic-properties draw:fill="solid" draw:fill-color="#b80047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5cm"/>
    </style:style>
    <style:style style:name="gr7" style:family="graphic" style:parent-style-name="standard">
      <style:graphic-properties draw:stroke="none" svg:stroke-color="#000000" draw:fill="none" draw:fill-color="#ffffff" fo:min-height="1.045cm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3cm"/>
    </style:style>
    <style:style style:name="gr10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745cm" svg:height="6.765cm" svg:x="5.675cm" svg:y="9.415cm">
          <text:p/>
        </draw:rect>
        <draw:rect draw:style-name="gr2" draw:text-style-name="P1" draw:layer="layout" svg:width="5.94cm" svg:height="4.015cm" svg:x="8.48cm" svg:y="9.415cm">
          <text:p/>
        </draw:rect>
        <draw:rect draw:style-name="gr3" draw:text-style-name="P1" draw:layer="layout" svg:width="5.94cm" svg:height="2.749cm" svg:x="8.48cm" svg:y="13.431cm">
          <text:p/>
        </draw:rect>
        <draw:path draw:style-name="gr4" draw:text-style-name="P1" draw:layer="layout" svg:width="6.712cm" svg:height="4.509cm" svg:x="5.675cm" svg:y="11.67cm" svg:viewBox="0 0 6713 4510" svg:d="m0 4510c148-398 377-1391 1815-3025 1210-1375 3120-1471 3520-1485 385 55 770-55 1265 880 165 605 139 1110-11 1499-483 1252-992 1762-1254 2131z">
          <text:p/>
        </draw:path>
        <draw:line draw:style-name="gr5" draw:text-style-name="P1" draw:layer="layout" svg:x1="5.455cm" svg:y1="16.18cm" svg:x2="5.455cm" svg:y2="9.36cm">
          <svg:title>sadf</svg:title>
          <text:p/>
        </draw:line>
        <draw:line draw:style-name="gr5" draw:text-style-name="P1" draw:layer="layout" svg:x1="5.675cm" svg:y1="16.4cm" svg:x2="14.42cm" svg:y2="16.4cm">
          <svg:title>sadf</svg:title>
          <text:p/>
        </draw:line>
        <draw:frame draw:style-name="gr6" draw:text-style-name="P2" draw:layer="layout" svg:width="4.015cm" svg:height="0.965cm" draw:transform="rotate (1.5707963267946) translate (4.82cm 13.98cm)">
          <draw:text-box>
            <text:p text:style-name="P2"><text:span text:style-name="T1">Pressure</text:span></text:p>
          </draw:text-box>
        </draw:frame>
        <draw:frame draw:style-name="gr7" draw:text-style-name="P2" draw:layer="layout" svg:width="5.72cm" svg:height="1.295cm" svg:x="8.48cm" svg:y="16.315cm">
          <draw:text-box>
            <text:p text:style-name="P2"><text:span text:style-name="T1">Temperature</text:span></text:p>
          </draw:text-box>
        </draw:frame>
        <draw:circle draw:style-name="gr8" draw:text-style-name="P1" draw:layer="layout" svg:width="0.165cm" svg:height="0.165cm" svg:x="8.37cm" svg:y="12.275cm">
          <text:p/>
        </draw:circle>
        <draw:frame draw:style-name="gr9" draw:text-style-name="P3" draw:layer="layout" svg:width="2.805cm" svg:height="0.64cm" svg:x="5.895cm" svg:y="12.11cm">
          <draw:text-box>
            <text:p text:style-name="P3"><text:span text:style-name="T2">critical </text:span><text:span text:style-name="T3">point</text:span></text:p>
          </draw:text-box>
        </draw:frame>
        <draw:line draw:style-name="gr10" draw:text-style-name="P1" draw:layer="layout" svg:x1="5.675cm" svg:y1="11.67cm" svg:x2="11.01cm" svg:y2="11.67cm">
          <text:p/>
        </draw:line>
        <draw:frame draw:style-name="gr9" draw:text-style-name="P3" draw:layer="layout" svg:width="2.805cm" svg:height="0.64cm" svg:x="7.105cm" svg:y="11.01cm">
          <draw:text-box>
            <text:p text:style-name="P3"><text:span text:style-name="T2">cricondenbar</text:span></text:p>
          </draw:text-box>
        </draw:frame>
        <draw:line draw:style-name="gr10" draw:text-style-name="P1" draw:layer="layout" svg:x1="12.385cm" svg:y1="13.43cm" svg:x2="12.385cm" svg:y2="16.18cm">
          <text:p/>
        </draw:line>
        <draw:frame draw:style-name="gr9" draw:text-style-name="P3" draw:layer="layout" svg:width="2.97cm" svg:height="0.64cm" svg:x="11.615cm" svg:y="14.915cm">
          <draw:text-box>
            <text:p text:style-name="P3"><text:span text:style-name="T2">cricondenth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6-17T10:33:44.79</meta:creation-date>
    <dc:date>2015-06-17T11:16:52.34</dc:date>
    <meta:editing-duration>PT12M37S</meta:editing-duration>
    <meta:editing-cycles>1</meta:editing-cycles>
    <meta:document-statistic meta:object-count="14"/>
    <meta:generator>OpenOffice.org/3.3$Win32 OpenOffice.org_project/330m20$Build-9567</meta:generator>
  </office:meta>
</office:document-meta>
</file>